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8" style:family="table">
      <style:table-properties style:width="16.981cm" fo:margin-left="0cm" fo:margin-right="0.019cm" table:align="margins"/>
    </style:style>
    <style:style style:name="Tabella58.A" style:family="table-column">
      <style:table-column-properties style:column-width="3.57cm" style:rel-column-width="13778*"/>
    </style:style>
    <style:style style:name="Tabella58.B" style:family="table-column">
      <style:table-column-properties style:column-width="13.411cm" style:rel-column-width="51757*"/>
    </style:style>
    <style:style style:name="Tabella58.1" style:family="table-row">
      <style:table-row-properties style:min-row-height="0.767cm"/>
    </style:style>
    <style:style style:name="Tabel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8.B1" style:family="table-cell">
      <style:table-cell-properties fo:padding="0.097cm" fo:border="0.05pt solid #000000"/>
    </style:style>
    <style:style style:name="Tabella58.2" style:family="table-row">
      <style:table-row-properties style:min-row-height="0.683cm"/>
    </style:style>
    <style:style style:name="Tabella58.A2" style:family="table-cell">
      <style:table-cell-properties fo:padding="0.097cm" fo:border-left="0.05pt solid #000000" fo:border-right="none" fo:border-top="none" fo:border-bottom="0.05pt solid #000000"/>
    </style:style>
    <style:style style:name="Tabel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8.4" style:family="table-row">
      <style:table-row-properties style:min-row-height="3.298cm"/>
    </style:style>
    <style:style style:name="Tabella58.5" style:family="table-row">
      <style:table-row-properties style:min-row-height="1.296cm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021c4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officeooo:paragraph-rsid="000021c4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officeooo:paragraph-rsid="000021c4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021c4" style:font-size-asian="11pt" style:font-style-asian="italic" style:font-size-complex="11pt" style:font-style-complex="italic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021c4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font-weight="bold" officeooo:rsid="000021c4" officeooo:paragraph-rsid="000021c4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officeooo:paragraph-rsid="000021c4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021c4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1b39a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rsid="000021c4" officeooo:paragraph-rsid="0001b39a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-asian="Times New Roman1" style:font-name-complex="Times New Roman1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officeooo:rsid="000021c4"/>
    </style:style>
    <style:style style:name="T4" style:family="text">
      <style:text-properties officeooo:rsid="00033558"/>
    </style:style>
    <style:style style:name="T5" style:family="text">
      <style:text-properties officeooo:rsid="0004d4e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58" table:style-name="Tabella58">
        <table:table-column table:style-name="Tabella58.A"/>
        <table:table-column table:style-name="Tabella58.B"/>
        <table:table-row table:style-name="Tabella58.1">
          <table:table-cell table:style-name="Tabella58.A1" office:value-type="string">
            <text:p text:style-name="P4">Nome dello use case</text:p>
          </table:table-cell>
          <table:table-cell table:style-name="Tabella58.B1" office:value-type="string">
            <text:p text:style-name="P6">Stato Pagamenti</text:p>
            <text:p text:style-name="P5"/>
          </table:table-cell>
        </table:table-row>
        <table:table-row table:style-name="Tabella58.2">
          <table:table-cell table:style-name="Tabella58.A2" office:value-type="string">
            <text:p text:style-name="P4">Attori partecipanti</text:p>
          </table:table-cell>
          <table:table-cell table:style-name="Tabella58.B2" office:value-type="string">
            <text:p text:style-name="P7">Iniziato da: <text:span text:style-name="T4">Impiegato</text:span></text:p>
          </table:table-cell>
        </table:table-row>
        <table:table-row table:style-name="Tabella58.2">
          <table:table-cell table:style-name="Tabella58.A2" office:value-type="string">
            <text:p text:style-name="P4">Entry condition</text:p>
          </table:table-cell>
          <table:table-cell table:style-name="Tabella58.B2" office:value-type="string">
            <text:p text:style-name="P7">L'utente accede al sistema e viene riconosciuto come <text:span text:style-name="T4">impiegato</text:span></text:p>
          </table:table-cell>
        </table:table-row>
        <table:table-row table:style-name="Tabella58.4">
          <table:table-cell table:style-name="Tabella58.A2" office:value-type="string">
            <text:p text:style-name="P4">Flusso di eventi</text:p>
          </table:table-cell>
          <table:table-cell table:style-name="Tabella58.B2" office:value-type="string">
            <text:p text:style-name="P8"/>
            <text:p text:style-name="P9">1. Accede alla <text:span text:style-name="T3">funzione visualizza stato pagamenti</text:span>.</text:p>
            <text:p text:style-name="P9"/>
            <text:p text:style-name="P9">2. <text:span text:style-name="T3">Carica l'elenco degli iscritti ed il loro relativo stato.</text:span></text:p>
            <text:p text:style-name="P10"/>
            <text:p text:style-name="P9">3. <text:span text:style-name="T3">Prende visione degli utenti che non hanno ancora effettuato il pagamento della retta.</text:span></text:p>
          </table:table-cell>
        </table:table-row>
        <table:table-row table:style-name="Tabella58.5">
          <table:table-cell table:style-name="Tabella58.A2" office:value-type="string">
            <text:p text:style-name="P4">Exit condition</text:p>
          </table:table-cell>
          <table:table-cell table:style-name="Tabella58.B2" office:value-type="string">
            <text:p text:style-name="P7">In caso di successo Il sistema mostra i dati richiesti.</text:p>
            <text:p text:style-name="P7"/>
          </table:table-cell>
        </table:table-row>
        <table:table-row table:style-name="Tabella58.5">
          <table:table-cell table:style-name="Tabella58.A2" office:value-type="string">
            <text:p text:style-name="P4">Exception condition</text:p>
          </table:table-cell>
          <table:table-cell table:style-name="Tabella58.B2" office:value-type="string">
            <text:p text:style-name="P3"><text:span text:style-name="T1">Nel caso di un errore utente, il sistema mostra all’utente un </text:span><text:span text:style-name="T2">messaggio di errore che indica l'errore verificatosi.</text:span></text:p>
          </table:table-cell>
        </table:table-row>
        <table:table-row>
          <table:table-cell table:style-name="Tabella58.A2" office:value-type="string">
            <text:p text:style-name="P4">Requisiti qualitativi</text:p>
          </table:table-cell>
          <table:table-cell table:style-name="Tabella58.B2" office:value-type="string">
            <text:p text:style-name="P7">L' <text:span text:style-name="T3">impiegato</text:span> deve poter <text:span text:style-name="T3">visualizzare l'elenco degli iscritti in meno</text:span> di <text:span text:style-name="T3">2</text:span>0 secondi.</text:p>
          </table:table-cell>
        </table:table-row>
      </table:table>
      <text:p text:style-name="P1">UC<text:span text:style-name="T3">1 : </text:span><text:span text:style-name="T5">L'</text:span><text:span text:style-name="T3">impiegato visualizza l'elenco degli iscritti ed il loro relativo stato di pagame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24:08.77</meta:creation-date>
    <dc:date>2012-10-20T16:28:46.22</dc:date>
    <meta:editing-duration>P0D</meta:editing-duration>
    <meta:editing-cycles>4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7" meta:word-count="117" meta:character-count="766" meta:non-whitespace-character-count="666"/>
  </office:meta>
</office:document-meta>
</file>